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>
            <text:p>Estudiante</text:p>
          </table:table-cell>
          <table:table-cell table:style-name="ce1" office:value-type="string">
            <text:p>NOTA</text:p>
          </table:table-cell>
        </table:table-row>
        <table:table-row table:style-name="ro2">
          <table:table-cell office:value-type="string">
            <text:p>JHOSIMAR PEREZ ZABALAGA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JULIA ESCALANTE CRUZ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NEYVA SOTO SIERRA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ANNY RODRIGUEZ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AYNE LORENA GUERRA CAL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USTAVO GUILLE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JHONATAN DAVID CONDARCO CUELL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JIMMY TERA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URICIO ANTONIO VARGAS LUIZAGA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NEYVER FULGUERA VILLC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RGIO LOBATON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ILSON AIZA CHOQU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ERSON AGUILAR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5:03:08</meta:creation-date>
    <dc:date>2014-06-05T15:10:20</dc:date>
    <meta:editing-duration>P0D</meta:editing-duration>
    <meta:editing-cycles>1</meta:editing-cycles>
    <meta:document-statistic meta:table-count="3" meta:cell-count="28" meta:object-count="0"/>
    <meta:generator>LibreOffice/3.5$Linux_X86_64 LibreOffice_project/350m1$Build-2</meta:generator>
  </office:meta>
</office:document-meta>
</file>